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4.064cm" svg:height="5.207cm" svg:x="1.508cm" svg:y="1.508cm">
          <text:p text:style-name="P1"><text:span text:style-name="T1">aiScene</text:span></text:p>
          <text:p text:style-name="P1"><text:span text:style-name="T1"/></text:p>
          <text:p text:style-name="P1"><text:span text:style-name="T2">RootNode</text:span></text:p>
          <text:p text:style-name="P1"><text:span text:style-name="T2">Animations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5.207cm" svg:x="11.795cm" svg:y="4.429cm">
          <text:p text:style-name="P1"><text:span text:style-name="T1">aiNode</text:span></text:p>
          <text:p text:style-name="P1"><text:span text:style-name="T1"/></text:p>
          <text:p text:style-name="P1"><text:span text:style-name="T2">string Name</text:span></text:p>
          <text:p text:style-name="P1"><text:span text:style-name="T2">mat4x4 Transformation</text:span></text:p>
          <text:p text:style-name="P1"><text:span text:style-name="T2">aiNode* Parent</text:span></text:p>
          <text:p text:style-name="P1"><text:span text:style-name="T2">aiNode* Children[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91cm" svg:y1="4.429cm" svg:x2="11.541cm" svg:y2="4.937cm">
          <text:p/>
        </draw:line>
        <draw:custom-shape draw:style-name="gr1" draw:text-style-name="P2" draw:layer="layout" svg:width="7.366cm" svg:height="5.207cm" svg:x="3.794cm" svg:y="11.033cm">
          <text:p text:style-name="P1"><text:span text:style-name="T1">aiAnimation</text:span></text:p>
          <text:p text:style-name="P1"><text:span text:style-name="T1"/></text:p>
          <text:p text:style-name="P1"><text:span text:style-name="T2">double Duration</text:span></text:p>
          <text:p text:style-name="P1"><text:span text:style-name="T2">double TicksPerSecond</text:span></text:p>
          <text:p text:style-name="P1"><text:span text:style-name="T2">Channels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5.715cm" svg:x="13.065cm" svg:y="16.494cm">
          <text:p text:style-name="P1"><text:span text:style-name="T1">aiNodeAnim</text:span></text:p>
          <text:p text:style-name="P1"><text:span text:style-name="T1"/></text:p>
          <text:p text:style-name="P1"><text:span text:style-name="T2">string Name</text:span></text:p>
          <text:p text:style-name="P1"><text:span text:style-name="T2">vector3D Positions[]</text:span></text:p>
          <text:p text:style-name="P1"><text:span text:style-name="T2">quaternion Rotations[]</text:span></text:p>
          <text:p text:style-name="P1"><text:span text:style-name="T2">vector3D Scalings[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5cm" svg:y1="5.318cm" svg:x2="7.223cm" svg:y2="10.779cm">
          <text:p/>
        </draw:line>
        <draw:line draw:style-name="gr2" draw:text-style-name="P1" draw:layer="layout" svg:x1="9.255cm" svg:y1="15.097cm" svg:x2="14.081cm" svg:y2="16.2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6-15T21:34:34</meta:creation-date>
    <dc:date>2012-06-15T21:57:22</dc:date>
    <dc:creator>Etay Meiri</dc:creator>
    <meta:editing-duration>PT7M38S</meta:editing-duration>
    <meta:editing-cycles>1</meta:editing-cycles>
    <meta:document-statistic meta:object-count="7"/>
    <meta:generator>LibreOffice/3.4$Unix LibreOffice_project/340m1$Build-402</meta:generator>
  </office:meta>
</office:document-meta>
</file>